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5" style:family="table-cell" style:parent-style-name="Default" style:data-style-name="N100">
      <style:text-properties style:text-line-through-style="none" style:text-line-through-type="none"/>
    </style:style>
    <style:style style:name="ce16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table:style-name="Default"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/>
          <table:table-cell table:number-columns-repeated="1010"/>
        </table:table-row>
        <table:table-row table:style-name="ro1">
          <table:table-cell table:style-name="ce15" office:value-type="string" calcext:value-type="string">
            <text:p>RU000A100J18 (Домодедово выпуск 2 )</text:p>
          </table:table-cell>
          <table:table-cell table:style-name="ce15" table:number-columns-repeated="12"/>
          <table:table-cell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.00.0000</text:date>, <text:time style:data-style-name="N2" text:time-value="16:03:55.7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13T16:17:48.685000000</dc:date>
    <meta:editing-duration>P2DT21H9M19S</meta:editing-duration>
    <meta:editing-cycles>1104</meta:editing-cycles>
    <meta:document-statistic meta:table-count="2" meta:cell-count="4965" meta:object-count="0"/>
  </office:meta>
</office:document-meta>
</file>